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9"/>
    <style:style style:name="P67" style:family="paragraph" style:parent-style-name="Standard" style:list-style-name="L5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P2"/>
      <text:p text:style-name="Standard"/>
      <text:p text:style-name="Standard">version 3.4.8</text:p>
      <text:list xml:id="list6595112335944271336" text:style-name="L59">
        <text:list-item>
          <text:p text:style-name="P66">This version deals more realistically with high magDrop lightcurves by defining a 'limiting magDrop' as: <text:line-break/><text:line-break/><text:tab/>limMagDrop = 2.5 * log10( B / std(A) ) <text:line-break/><text:line-break/><text:tab/>std(A) is the noise level of A.</text:p>
          <text:p text:style-name="P66"><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7164973819815957855" text:style-name="L1">
        <text:list-item>
          <text:p text:style-name="P9">Automatically loads the correct version of Adv2<text:line-break/></text:p>
        </text:list-item>
      </text:list>
      <text:p text:style-name="Standard">version 3.4.6</text:p>
      <text:list xml:id="list1012317447165374880" text:style-name="L2">
        <text:list-item>
          <text:p text:style-name="P10">Adds AAV Version 2 file as a type that can be read (important when Do OCR check is enabled)</text:p>
        </text:list-item>
      </text:list>
      <text:p text:style-name="Standard"/>
      <text:p text:style-name="Standard">version 3.4.5</text:p>
      <text:list xml:id="list4350523910185638037" text:style-name="L3">
        <text:list-item>
          <text:p text:style-name="P11">Fixes block integration which was failing when more than 4 lightcurves were being processed.<text:line-break/></text:p>
        </text:list-item>
        <text:list-item>
          <text:p text:style-name="P11">Made use diff and Do OCR checkboxes sticky.<text:line-break/></text:p>
        </text:list-item>
      </text:list>
      <text:p text:style-name="Standard">version 3.4.4</text:p>
      <text:list xml:id="list2886773850131174796" text:style-name="L4">
        <text:list-item>
          <text:p text:style-name="P12">PyMovie files can have lightcurves extracted from more than 4 apertures (with user supplied names). <text:s/>This version allows all lightcurves from PyMovie files to <text:soft-page-break/>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6703664981246513101" text:style-name="L5">
        <text:list-item>
          <text:p text:style-name="P13">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843822936430964864" text:style-name="L6">
        <text:list-item>
          <text:p text:style-name="P1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2780417068922588284" text:style-name="L7">
        <text:list-item>
          <text:p text:style-name="P15">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4873680141489575382" text:style-name="L8">
        <text:list-item>
          <text:p text:style-name="P16">Adds the ability to specify a diffraction lightcurve for use in timing the event. A <text:soft-page-break/>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3470131822064689573" text:style-name="L9">
        <text:list-item>
          <text:p text:style-name="P17">Automatically installs cv2 if not already present. <text:s/>This package is needed for the new frame view feature.<text:line-break/></text:p>
        </text:list-item>
      </text:list>
      <text:p text:style-name="Standard">version 3.3.8</text:p>
      <text:list xml:id="list1646215235609641282" text:style-name="L10">
        <text:list-item>
          <text:p text:style-name="P1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6993905009793396349" text:style-name="L11">
        <text:list-item>
          <text:p text:style-name="P19">A new button (View frame) with an associated spinner for entry of a frame number has been added:</text:p>
          <text:p text:style-name="P1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oft-page-break/><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8238932692676002277" text:style-name="L12">
        <text:list-item>
          <text:p text:style-name="P2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8809297475570371" text:style-name="L13">
        <text:list-item>
          <text:p text:style-name="P2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4262176158574081724" text:style-name="L14">
        <text:list-item>
          <text:p text:style-name="P2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6061438447996364811" text:style-name="L15">
        <text:list-item>
          <text:p text:style-name="P2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5293366488229347130" text:style-name="L16">
        <text:list-item>
          <text:p text:style-name="P24">Changed main plot so that the scroll wheel only zooms the x axis.</text:p>
        </text:list-item>
        <text:list-item>
          <text:p text:style-name="P24">Changed lightcurve plot so that it conforms properly to 'start-of-exposure'.<text:line-break/></text:p>
        </text:list-item>
      </text:list>
      <text:p text:style-name="Standard">version 3.2.8</text:p>
      <text:list xml:id="list574825323691854038" text:style-name="L17">
        <text:list-item>
          <text:p text:style-name="P25">Changed font size in help files --- it was fine for Mac but too big for Win10<text:line-break/></text:p>
        </text:list-item>
      </text:list>
      <text:p text:style-name="Standard">version 3.2.7</text:p>
      <text:list xml:id="list4188362467421787682" text:style-name="L18">
        <text:list-item>
          <text:p text:style-name="P2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text:soft-page-break/>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512453109369128761" text:style-name="L19">
        <text:list-item>
          <text:p text:style-name="P27">This is a 'cosmetic' release --- there should be NO detectable differences from version 3.2.5 in terms of functionality.</text:p>
        </text:list-item>
        <text:list-item>
          <text:p text:style-name="P27">All python files were brought into compliance with PEP 8 coding standards. <text:s/>Only I care about that.</text:p>
        </text:list-item>
        <text:list-item>
          <text:p text:style-name="P2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27">All this 'cosmetic' work is in preparation for working on PyOTE issues again.<text:line-break/> </text:p>
        </text:list-item>
      </text:list>
      <text:p text:style-name="Standard">version 3.2.5</text:p>
      <text:list xml:id="list912649080883361267" text:style-name="L20">
        <text:list-item>
          <text:p text:style-name="P2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2162598406367292665" text:style-name="L21">
        <text:list-item>
          <text:p text:style-name="P29">Modified the test for newer version to accommodate the different strings returned by pip 18.1 and pip 19.0+</text:p>
        </text:list-item>
        <text:list-item>
          <text:p text:style-name="P29">Added ability to invoke PyOTE from PyMovie with an externally supplied csv file that is automatically opened.<text:line-break/></text:p>
        </text:list-item>
      </text:list>
      <text:p text:style-name="Standard">version 3.2.3</text:p>
      <text:list xml:id="list8654857272614691144" text:style-name="L22">
        <text:list-item>
          <text:p text:style-name="P3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30">Added support for the PyMovie csv format<text:line-break/></text:p>
        </text:list-item>
      </text:list>
      <text:p text:style-name="Standard">version 3.2.1</text:p>
      <text:list xml:id="list5141300419906996102" text:style-name="L23">
        <text:list-item>
          <text:p text:style-name="P3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text:soft-page-break/>followed by non-empty fields --- not a likely expectation).<text:line-break/></text:p>
        </text:list-item>
      </text:list>
      <text:p text:style-name="Standard">version 3.2.0</text:p>
      <text:list xml:id="list2994892370419654989" text:style-name="L24">
        <text:list-item>
          <text:p text:style-name="P32">Changed GUI to better align text on min max edit boxes to avoid confusion.<text:line-break/></text:p>
        </text:list-item>
      </text:list>
      <text:p text:style-name="Standard">version 3.1.9</text:p>
      <text:list xml:id="list3740882462761893072" text:style-name="L25">
        <text:list-item>
          <text:p text:style-name="P33">Fixed a bug in the test for a min/max solution search being constrained by a too large min value.<text:line-break/></text:p>
        </text:list-item>
      </text:list>
      <text:p text:style-name="Standard">version 3.1.8</text:p>
      <text:list xml:id="list8241208027677185587" text:style-name="L26">
        <text:list-item>
          <text:p text:style-name="P34">version 3.1.7 was released without an updated version history. <text:s/>Here is what was changed in 3.1.7:<text:line-break/></text:p>
        </text:list-item>
        <text:list-item>
          <text:p text:style-name="P3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386450870008369208" text:style-name="L27">
        <text:list-item>
          <text:p text:style-name="P35">Values entered in the Manual Timestamp Entry dialog box are now 'sticky', thus making corrections easy to do without requiring re-entry of all data. </text:p>
          <text:p text:style-name="P35"><text:line-break/>Also trapped is the case where a user has entered a custom frame time but failed to click the radio button indicating that it is to be used.<text:line-break/></text:p>
        </text:list-item>
      </text:list>
      <text:p text:style-name="Standard">version 3.1.5:</text:p>
      <text:list xml:id="list6615426382615064210" text:style-name="L28">
        <text:list-item>
          <text:p text:style-name="P3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4152472032747024010" text:style-name="L29">
        <text:list-item>
          <text:p text:style-name="P37">Fixed error in new dropped reading detection logic when light curve was processed in field mode.<text:line-break/></text:p>
        </text:list-item>
        <text:list-item>
          <text:p text:style-name="P37"><text:soft-page-break/>Cleaned up some language in tooltips.<text:line-break/></text:p>
        </text:list-item>
      </text:list>
      <text:p text:style-name="Standard">version 3.1.3:</text:p>
      <text:list xml:id="list7915082214234523174" text:style-name="L30">
        <text:list-item>
          <text:p text:style-name="P3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38">Eliminated the 'entry num' column in the data matrix at the lower left of the GUI. The 'entry num' is unused and a possible source of confusion with the frame or field number for the unwary.<text:line-break/></text:p>
        </text:list-item>
        <text:list-item>
          <text:p text:style-name="P38">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384950941703366405" text:style-name="L31">
        <text:list-item>
          <text:p text:style-name="P3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269119786783746769" text:style-name="L32">
        <text:list-item>
          <text:p text:style-name="P4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4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4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056357921992507813" text:style-name="L33">
        <text:list-item>
          <text:p text:style-name="P41">Added a Mac version of a pyote startup file. <text:s/>It is automatically placed on the Desktop the first time pyote is run. <text:s/>Double-clicking on that Desktop file icon will start pyote thereafter.<text:line-break/> </text:p>
        </text:list-item>
      </text:list>
      <text:p text:style-name="Standard"><text:soft-page-break/>version 3.0.8:</text:p>
      <text:list xml:id="list6660463126860826867" text:style-name="L34">
        <text:list-item>
          <text:p text:style-name="P4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840892131534778440" text:style-name="L35">
        <text:list-item>
          <text:p text:style-name="P4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1370682369752382582" text:style-name="L36">
        <text:list-item>
          <text:p text:style-name="P4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3084013663604478569" text:style-name="L37">
        <text:list-item>
          <text:p text:style-name="P4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3907750708480065681" text:style-name="L38">
        <text:list-item>
          <text:p text:style-name="P46">Disable the Accept integration button when user overrides an automatic block analysis with a manual block selection followed by a click on the Block integrate button.<text:line-break/></text:p>
        </text:list-item>
      </text:list>
      <text:p text:style-name="Standard">version 2.1.4:</text:p>
      <text:list xml:id="list2537414570922604534" text:style-name="L39">
        <text:list-item>
          <text:p text:style-name="P47">Corrected a bug that kept manual selection of block integration from being performed after a refusal to accept the automatic block analysis results.<text:line-break/></text:p>
        </text:list-item>
      </text:list>
      <text:p text:style-name="Standard">version 2.1.3:</text:p>
      <text:list xml:id="list9032082163340256311" text:style-name="L40">
        <text:list-item>
          <text:p text:style-name="P4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077590917201445785" text:style-name="L41">
        <text:list-item>
          <text:p text:style-name="P49">To ease usage of the automatic block integration feature, accepting the automatically determined block integration parameters no longer uses a modal query box, which interfered with the ability to explore/expand the light curve plot. <text:s/><text:soft-page-break/>Now there is separate button which gets enabled after an automatic block integration completes.</text:p>
        </text:list-item>
      </text:list>
      <text:p text:style-name="Standard"/>
      <text:p text:style-name="Standard">version 2.1.1</text:p>
      <text:list xml:id="list4340059349808898729" text:style-name="L42">
        <text:list-item>
          <text:p text:style-name="P50">Added progress bar tracking of block integration analysis because it can take an extended amount of time to complete the analysis when the light curve has many points.<text:line-break/></text:p>
        </text:list-item>
      </text:list>
      <text:p text:style-name="Standard">version 2.1.0</text:p>
      <text:list xml:id="list6293081735808051412" text:style-name="L43">
        <text:list-item>
          <text:p text:style-name="P5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4138099387117749323" text:style-name="L44">
        <text:list-item>
          <text:p text:style-name="P52">Made the selection of Tooltip display 'sticky'</text:p>
        </text:list-item>
        <text:list-item>
          <text:p text:style-name="P52">Duration calculation when D and R span midnight now handled correctly</text:p>
        </text:list-item>
      </text:list>
      <text:p text:style-name="Standard"/>
      <text:p text:style-name="Standard">version 2.0.8</text:p>
      <text:list xml:id="list4253307760636206969" text:style-name="L45">
        <text:list-item>
          <text:p text:style-name="P53">toolTips changed to invoke and display in a custom dialog box that can be moved and resized to better accommodate legacy displays</text:p>
        </text:list-item>
        <text:list-item>
          <text:p text:style-name="P53">Calc flash timing calculation fixed to properly deal with the non-integer frame numbers that can result from field processed csv files</text:p>
        </text:list-item>
        <text:list-item>
          <text:p text:style-name="P53">Flash timing has been verified to work with integrated light curves</text:p>
        </text:list-item>
        <text:list-item>
          <text:p text:style-name="P5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2921445062070119108" text:style-name="L46">
        <text:list-item>
          <text:p text:style-name="P54">Adds a button to calculate the edge position of an LED timing flash.</text:p>
        </text:list-item>
        <text:list-item>
          <text:p text:style-name="P5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5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54">Adds a checkbox to force manual entry of timestamp info. <text:s/>This is useful when OCR on a VTI timed light curve has catastrophic errors. <text:s/>It is always employed when using LED flash timing.</text:p>
        </text:list-item>
      </text:list>
      <text:list xml:id="list611962390821787732" text:style-name="L47">
        <text:list-item>
          <text:p text:style-name="P55">During the error bar calculation, it is possible for the Cholesky decomposition needed for treating correlated noise to fail. <text:s/>Previous versions treated this as a <text:soft-page-break/>fatal error and would not produce a final report. <text:s/>This version instead treats the noise as uncorrelated and continues processing to produce a final report.</text:p>
        </text:list-item>
      </text:list>
      <text:p text:style-name="Standard"/>
      <text:p text:style-name="Standard">version 2.0.6</text:p>
      <text:list xml:id="list1264690781309340048" text:style-name="L48">
        <text:list-item>
          <text:p text:style-name="P5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1841924634475611184" text:style-name="L49">
        <text:list-item>
          <text:p text:style-name="P57">files generated by pyote now contain PYOTE in the filename.<text:line-break/></text:p>
        </text:list-item>
        <text:list-item>
          <text:p text:style-name="P5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136833394896619050" text:style-name="L50">
        <text:list-item>
          <text:p text:style-name="P5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2490032404338325432" text:style-name="L51">
        <text:list-item>
          <text:p text:style-name="P5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8720643239908920657" text:style-name="L52">
        <text:list-item>
          <text:p text:style-name="P6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26101665809290427" text:style-name="L53">
        <text:list-item>
          <text:p text:style-name="P61">improved handling of D and R region selection so that one cannot enter an invalid configuration --- automatic corrections/changes are applied.<text:line-break/></text:p>
        </text:list-item>
        <text:list-item>
          <text:p text:style-name="P6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6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text:soft-page-break/></text:p>
      <text:p text:style-name="Standard">version 1.47</text:p>
      <text:list xml:id="list1011685314409633296" text:style-name="L54">
        <text:list-item>
          <text:p text:style-name="P62">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284569950966218860" text:style-name="L55">
        <text:list-item>
          <text:p text:style-name="P6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6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969457660254371697" text:style-name="L56">
        <text:list-item>
          <text:p text:style-name="P6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246757538638102667" text:style-name="L57">
        <text:list-item>
          <text:p text:style-name="P6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6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6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6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5175941378090056448" text:style-name="L58">
        <text:list-item>
          <text:p text:style-name="P67">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04-14T11:04:28</dc:date>
    <meta:editing-cycles>87</meta:editing-cycles>
    <meta:editing-duration>PT20H47M27S</meta:editing-duration>
    <meta:document-statistic meta:table-count="0" meta:image-count="2" meta:object-count="0" meta:page-count="13" meta:paragraph-count="172" meta:word-count="5114" meta:character-count="29761"/>
    <meta:template xlink:type="simple" xlink:actuate="onRequest" xlink:title="" xlink:href="Normal"/>
  </office:meta>
</office:document-meta>
</file>